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0618in" table:align="left"/>
    </style:style>
    <style:style style:name="Table1.A" style:family="table-column">
      <style:table-column-properties style:column-width="1.7903in"/>
    </style:style>
    <style:style style:name="Table1.B" style:family="table-column">
      <style:table-column-properties style:column-width="0.3931in"/>
    </style:style>
    <style:style style:name="Table1.C" style:family="table-column">
      <style:table-column-properties style:column-width="0.6313in"/>
    </style:style>
    <style:style style:name="Table1.D" style:family="table-column">
      <style:table-column-properties style:column-width="0.7521in"/>
    </style:style>
    <style:style style:name="Table1.E" style:family="table-column">
      <style:table-column-properties style:column-width="6.495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dadd9" officeooo:paragraph-rsid="002dadd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308f86" officeooo:paragraph-rsid="00308f86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30cbd6" officeooo:paragraph-rsid="0030cbd6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30cbd6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337612" officeooo:paragraph-rsid="00325b9f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officeooo:rsid="00395496" officeooo:paragraph-rsid="00325b9f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32b638" officeooo:paragraph-rsid="0032b638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 style:master-page-name="Landscape">
      <style:paragraph-properties fo:text-align="start" style:justify-single-word="false" style:page-number="auto"/>
      <style:text-properties fo:font-size="14pt" fo:font-style="normal" fo:font-weight="normal" officeooo:rsid="00395496" officeooo:paragraph-rsid="00325b9f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337612" officeooo:paragraph-rsid="00325b9f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rsid="0037436e" officeooo:paragraph-rsid="00325b9f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353db4" officeooo:paragraph-rsid="00325b9f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font-size="14pt" officeooo:paragraph-rsid="00325b9f" style:font-size-asian="14pt" style:font-size-complex="14pt"/>
    </style:style>
    <style:style style:name="T1" style:family="text">
      <style:text-properties officeooo:rsid="00308f86"/>
    </style:style>
    <style:style style:name="T2" style:family="text">
      <style:text-properties officeooo:rsid="0020b146"/>
    </style:style>
    <style:style style:name="T3" style:family="text">
      <style:text-properties officeooo:rsid="002bf5b0"/>
    </style:style>
    <style:style style:name="T4" style:family="text">
      <style:text-properties officeooo:rsid="002dacc8"/>
    </style:style>
    <style:style style:name="T5" style:family="text">
      <style:text-properties officeooo:rsid="002dadd9"/>
    </style:style>
    <style:style style:name="T6" style:family="text">
      <style:text-properties officeooo:rsid="00395496"/>
    </style:style>
    <style:style style:name="T7" style:family="text">
      <style:text-properties officeooo:rsid="00371d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eball autònom <text:span text:style-name="T5">01</text:span></text:p>
      <text:p text:style-name="P4"/>
      <text:p text:style-name="P6">Si no s'indica una altra cosa, el format d'entrega de tasques és en document PDF.</text:p>
      <text:p text:style-name="P3"/>
      <text:p text:style-name="P7">Cad<text:span text:style-name="T2">a</text:span> dia de retrad en l'entrega resta 0,5 punts de la nota.</text:p>
      <text:p text:style-name="P7"/>
      <text:p text:style-name="P5">Tasca 1:</text:p>
      <text:p text:style-name="P8"/>
      <text:p text:style-name="P10">Fes un presupost del material necessari per fer el tub de coure de 15 mm de diàmetre mostrat a la pàgina 3 del esquema <text:a xlink:type="simple" xlink:href="https://paulinoposada.github.io/web_fred/web_fred_25_26/documents/practica_soldadura_blanda.pdf">pràctica soldadura tova</text:a>. </text:p>
      <text:p text:style-name="P17"/>
      <text:p text:style-name="P17">Utilizta el model adjunt.</text:p>
      <text:p text:style-name="P17"/>
      <text:p text:style-name="P12">Indica el nom de l'empresa subministradora del material, que ha de tenir oficina de venda de material a Mallorca.</text:p>
      <text:p text:style-name="P13"/>
      <text:p text:style-name="P8">Envia <text:span text:style-name="T1">el presupost per</text:span> corrreu electrònic a <text:a xlink:type="simple" xlink:href="mailto:pposada@cifpnauticopesquera.es" text:style-name="Internet_20_link">pposada@cifpnauticopesquera.es</text:a></text:p>
      <text:p text:style-name="P8"/>
      <text:p text:style-name="P11"/>
      <text:p text:style-name="P8">El termini d'entrega és di<text:span text:style-name="T1">mecres</text:span> <text:span text:style-name="T4">08</text:span>/<text:span text:style-name="T1">10</text:span>/2<text:span text:style-name="T3">5</text:span></text:p>
      <text:p text:style-name="P18">Trabajo autónomo 1</text:p>
      <text:p text:style-name="P16"/>
      <text:p text:style-name="P16">Nombre:</text:p>
      <text:p text:style-name="P15"/>
      <text:p text:style-name="P15"><text:span text:style-name="T6">Suministrador: </text:span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9">Material/ <text:span text:style-name="T7">alumno</text:span></text:p>
          </table:table-cell>
          <table:table-cell table:style-name="Table1.A1" office:value-type="string">
            <text:p text:style-name="P19">ud</text:p>
          </table:table-cell>
          <table:table-cell table:style-name="Table1.A1" office:value-type="string">
            <text:p text:style-name="P19">Precio/ud</text:p>
          </table:table-cell>
          <table:table-cell table:style-name="Table1.A1" office:value-type="string">
            <text:p text:style-name="P19">importe</text:p>
          </table:table-cell>
          <table:table-cell table:style-name="Table1.E1" office:value-type="string">
            <text:p text:style-name="P20">Enlace </text:p>
          </table:table-cell>
        </table:table-row>
        <table:table-row>
          <table:table-cell table:style-name="Table1.A2" office:value-type="string">
            <text:p text:style-name="P19">Barra/Tubo cobre de 15 mm, 2,5 m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12,50</text:p>
            <text:p text:style-name="P19"/>
          </table:table-cell>
          <table:table-cell table:style-name="Table1.A2" office:value-type="string">
            <text:p text:style-name="P19">1,25</text:p>
          </table:table-cell>
          <table:table-cell table:style-name="Table1.E2" office:value-type="string">
            <text:p text:style-name="P19">https://www.obramat.es/productos/barra-15mm-2-5m-cobre-10424890.html</text:p>
          </table:table-cell>
        </table:table-row>
        <table:table-row>
          <table:table-cell table:style-name="Table1.A2" office:value-type="string">
            <text:p text:style-name="P19">Manguito 15 mm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E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>Entronque latón M de 15mm ½”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E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>Entronque latón H de 15mm ½”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E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>Racor loco de 15mm ½”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E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2"/>
            <text:p text:style-name="P21">Total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1"/>
          </table:table-cell>
          <table:table-cell table:style-name="Table1.E2" office:value-type="string">
            <text:p text:style-name="P22"/>
          </table:table-cell>
        </table:table-row>
      </table:table>
      <text:p text:style-name="P15"/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dadd9" officeooo:paragraph-rsid="002dadd9"/>
    </style:style>
    <style:style style:name="MT1" style:family="text">
      <style:text-properties officeooo:rsid="00308f8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Instal·lacions frigorífiques - G<text:span text:style-name="MT1">S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15T11:10:55.414642161</dc:date>
    <meta:editing-duration>PT17M35S</meta:editing-duration>
    <meta:editing-cycles>42</meta:editing-cycles>
    <meta:document-statistic meta:table-count="1" meta:image-count="0" meta:object-count="0" meta:page-count="2" meta:paragraph-count="28" meta:word-count="146" meta:character-count="885" meta:non-whitespace-character-count="765"/>
  </office:meta>
</office:document-meta>
</file>